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Quicksand Light" svg:font-family="'Quicksand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Quicksand Light1" svg:font-family="'Quicksand Light'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3.7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Quicksand" fo:font-size="10pt" fo:font-weight="bold" style:font-name-asian="Quicksand1" style:font-size-asian="10pt" style:font-weight-asian="bold" style:font-name-complex="Quicksand1" style:font-size-complex="1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999999" style:font-name="Quicksand" fo:font-size="9pt" fo:font-style="italic" style:font-name-asian="Quicksand1" style:font-size-asian="9pt" style:font-style-asian="italic" style:font-name-complex="Quicksand1" style:font-size-complex="9pt"/>
    </style:style>
    <style:style style:name="P6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line-height="115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.028in" fo:margin-bottom="0.028in" loext:contextual-spacing="fals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10">
      <style:paragraph-properties fo:margin-left="1in" fo:margin-right="0in" fo:text-align="justify" style:justify-single-word="false" fo:text-indent="-0.25in" style:auto-text-indent="false"/>
    </style:style>
    <style:style style:name="P19" style:family="paragraph" style:parent-style-name="Standard" style:list-style-name="WWNum8">
      <style:paragraph-properties fo:margin-left="1in" fo:margin-right="0in" fo:text-align="justify" style:justify-single-word="false" fo:text-indent="-0.25in" style:auto-text-indent="false"/>
    </style:style>
    <style:style style:name="P20" style:family="paragraph" style:parent-style-name="Standard" style:list-style-name="WWNum4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Quicksand" fo:font-size="9pt" fo:font-weight="bold" style:font-name-asian="Quicksand1" style:font-size-asian="9pt" style:font-weight-asian="bold" style:font-name-complex="Quicksand1" style:font-size-complex="9pt"/>
    </style:style>
    <style:style style:name="P23" style:family="paragraph" style:parent-style-name="Standard" style:list-style-name="WWNum5">
      <style:paragraph-properties fo:margin-left="1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Quicksand" fo:font-size="9pt" fo:font-weight="bold" style:font-name-asian="Quicksand1" style:font-size-asian="9pt" style:font-weight-asian="bold" style:font-name-complex="Quicksand1" style:font-size-complex="9pt"/>
    </style:style>
    <style:style style:name="P25" style:family="paragraph" style:parent-style-name="Standard">
      <style:paragraph-properties fo:margin-left="0.5in" fo:margin-right="0in" fo:margin-top="0.028in" fo:margin-bottom="0.028in" loext:contextual-spacing="false" fo:line-height="100%" fo:text-align="justify" style:justify-single-word="false" fo:text-indent="0in" style:auto-text-indent="false"/>
      <style:text-properties style:font-name="Quicksand" fo:font-size="10pt" style:font-name-asian="Quicksand1" style:font-size-asian="10pt" style:font-name-complex="Quicksand1" style:font-size-complex="10pt"/>
    </style:style>
    <style:style style:name="P26" style:family="paragraph" style:parent-style-name="Title">
      <style:paragraph-properties fo:text-align="start" style:justify-single-word="false"/>
    </style:style>
    <style:style style:name="P27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Quicksand" fo:font-size="25pt" style:text-underline-style="solid" style:text-underline-width="auto" style:text-underline-color="font-color" fo:font-weight="bold" style:font-name-asian="Quicksand1" style:font-size-asian="25pt" style:font-weight-asian="bold" style:font-name-complex="Quicksand1" style:font-size-complex="25pt"/>
    </style:style>
    <style:style style:name="T2" style:family="text">
      <style:text-properties style:font-name="Quicksand" fo:font-size="12pt" style:text-underline-style="solid" style:text-underline-width="auto" style:text-underline-color="font-color" fo:font-weight="bold" style:font-name-asian="Quicksand1" style:font-size-asian="12pt" style:font-weight-asian="bold" style:font-name-complex="Quicksand1" style:font-size-complex="12pt"/>
    </style:style>
    <style:style style:name="T3" style:family="text">
      <style:text-properties style:font-name="Quicksand" fo:font-size="9pt" style:font-name-asian="Quicksand1" style:font-size-asian="9pt" style:font-name-complex="Quicksand1" style:font-size-complex="9pt"/>
    </style:style>
    <style:style style:name="T4" style:family="text">
      <style:text-properties style:font-name="Quicksand" fo:font-size="9pt" style:font-name-asian="Quicksand1" style:font-size-asian="9pt" style:font-name-complex="Quicksand1" style:font-size-complex="9pt" fo:background-color="#ffffff"/>
    </style:style>
    <style:style style:name="T5" style:family="text">
      <style:text-properties style:font-name="Quicksand" fo:font-size="9pt" fo:font-weight="bold" style:font-name-asian="Quicksand1" style:font-size-asian="9pt" style:font-weight-asian="bold" style:font-name-complex="Quicksand1" style:font-size-complex="9pt"/>
    </style:style>
    <style:style style:name="T6" style:family="text">
      <style:text-properties style:font-name="Quicksand" fo:font-size="9pt" fo:font-weight="bold" style:font-name-asian="Quicksand1" style:font-size-asian="9pt" style:font-weight-asian="bold" style:font-name-complex="Quicksand1" style:font-size-complex="9pt" fo:background-color="#ffffff"/>
    </style:style>
    <style:style style:name="T7" style:family="text">
      <style:text-properties style:font-name="Quicksand" fo:font-size="10pt" fo:font-weight="bold" style:font-name-asian="Quicksand1" style:font-size-asian="10pt" style:font-weight-asian="bold" style:font-name-complex="Quicksand1" style:font-size-complex="10pt"/>
    </style:style>
    <style:style style:name="T8" style:family="text">
      <style:text-properties style:font-name="Quicksand" fo:font-size="10pt" style:font-name-asian="Quicksand1" style:font-size-asian="10pt" style:font-name-complex="Quicksand1" style:font-size-complex="10pt"/>
    </style:style>
    <style:style style:name="T9" style:family="text">
      <style:text-properties style:font-name="Quicksand Light" fo:font-size="9pt" style:font-name-asian="Quicksand Light1" style:font-size-asian="9pt" style:font-name-complex="Quicksand Light1" style:font-size-complex="9pt"/>
    </style:style>
    <style:style style:name="T10" style:family="text">
      <style:text-properties style:font-name="Quicksand Light" fo:font-size="9pt" fo:font-weight="bold" style:font-name-asian="Quicksand Light1" style:font-size-asian="9pt" style:font-weight-asian="bold" style:font-name-complex="Quicksand Light1" style:font-size-complex="9pt"/>
    </style:style>
    <style:style style:name="T11" style:family="text">
      <style:text-properties style:font-name="Quicksand Light" fo:font-size="5pt" style:text-underline-style="solid" style:text-underline-width="auto" style:text-underline-color="font-color" style:font-name-asian="Quicksand Light1" style:font-size-asian="5pt" style:font-name-complex="Quicksand Light1" style:font-size-complex="5pt"/>
    </style:style>
    <style:style style:name="T12" style:family="text">
      <style:text-properties style:font-name="Quicksand Light" fo:font-size="12pt" style:text-underline-style="solid" style:text-underline-width="auto" style:text-underline-color="font-color" style:font-name-asian="Quicksand Light1" style:font-size-asian="12pt" style:font-name-complex="Quicksand Light1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weight="bold" style:font-size-asian="9pt" style:font-weight-asian="bold" style:font-size-complex="9pt"/>
    </style:style>
    <style:style style:name="T15" style:family="text">
      <style:text-properties fo:color="#999999" style:font-name="Quicksand" fo:font-size="9pt" fo:font-style="italic" style:font-name-asian="Quicksand1" style:font-size-asian="9pt" style:font-style-asian="italic" style:font-name-complex="Quicksand1" style:font-size-complex="9pt"/>
    </style:style>
    <style:style style:name="T16" style:family="text">
      <style:text-properties fo:color="#999999" style:font-name="Quicksand" fo:font-size="9pt" fo:font-style="italic" fo:font-weight="bold" style:font-name-asian="Quicksand1" style:font-size-asian="9pt" style:font-style-asian="italic" style:font-weight-asian="bold" style:font-name-complex="Quicksand1" style:font-size-complex="9pt"/>
    </style:style>
    <style:style style:name="T17" style:family="text">
      <style:text-properties fo:color="#999999" fo:font-size="9pt" fo:font-style="italic" style:font-size-asian="9pt" style:font-style-asian="italic" style:font-size-complex="9pt"/>
    </style:style>
    <style:style style:name="T18" style:family="text">
      <style:text-properties fo:color="#4a86e8" style:font-name="Quicksand" fo:font-size="9pt" fo:font-weight="bold" style:font-name-asian="Quicksand1" style:font-size-asian="9pt" style:font-weight-asian="bold" style:font-name-complex="Quicksand1" style:font-size-complex="9pt"/>
    </style:style>
    <style:style style:name="T19" style:family="text">
      <style:text-properties fo:color="#4a86e8" style:font-name="Quicksand" fo:font-size="9pt" style:font-name-asian="Quicksand1" style:font-size-asian="9pt" style:font-name-complex="Quicksand1" style:font-size-complex="9pt"/>
    </style:style>
    <style:style style:name="T20" style:family="text">
      <style:text-properties fo:color="#4a86e8" fo:font-size="9pt" fo:font-weight="bold" style:font-size-asian="9pt" style:font-weight-asian="bold" style:font-size-complex="9pt"/>
    </style:style>
    <style:style style:name="T21" style:family="text">
      <style:text-properties fo:color="#4a86e8" fo:font-size="9pt" style:font-size-asian="9pt" style:font-size-complex="9pt"/>
    </style:style>
    <style:style style:name="T22" style:family="text">
      <style:text-properties fo:color="#0000ff" style:font-name="Quicksand" fo:font-size="5.5pt" style:text-underline-style="solid" style:text-underline-width="auto" style:text-underline-color="font-color" fo:font-weight="bold" style:font-name-asian="Quicksand1" style:font-size-asian="5.5pt" style:font-weight-asian="bold" style:font-name-complex="Quicksand1" style:font-size-complex="5.5pt"/>
    </style:style>
    <style:style style:name="T23" style:family="text">
      <style:text-properties fo:color="#0000ff" style:font-name="Quicksand" fo:font-size="9.5pt" style:text-underline-style="solid" style:text-underline-width="auto" style:text-underline-color="font-color" fo:font-weight="bold" style:font-name-asian="Quicksand1" style:font-size-asian="9.5pt" style:font-weight-asian="bold" style:font-name-complex="Quicksand1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yke414qgdnss"/><text:span text:style-name="T1">AA-Homework 2</text:span></text:p>
      <text:p text:style-name="P26"><text:bookmark text:name="_kiwmoee8v124"/><text:span text:style-name="T2">Question 1</text:span></text:p>
      <text:list xml:id="list2062378890" text:style-name="WWNum10">
        <text:list-item>
          <text:p text:style-name="P6"><text:span text:style-name="T3">Write </text:span><text:span text:style-name="T5">BubbleSort </text:span><text:span text:style-name="T3">Implementation by following the below steps.</text:span></text:p>
          <text:list>
            <text:list-item>
              <text:p text:style-name="P18"><text:span text:style-name="T3">Write the code for </text:span><text:span text:style-name="T5">BubbleUp</text:span><text:span text:style-name="T3">, and after that make a function </text:span><text:span text:style-name="T5">BubbleSort</text:span><text:span text:style-name="T3">, first make a for-loop which runs N-1 times </text:span><text:span text:style-name="T5">BubbleUp </text:span><text:span text:style-name="T3">and test whether the array is sorted or not?</text:span></text:p>
            </text:list-item>
            <text:list-item>
              <text:p text:style-name="P18"><text:span text:style-name="T3">Then modify the </text:span><text:span text:style-name="T5">BubbleSort </text:span><text:span text:style-name="T3">calls so that it does not compare with the already placed maximas already reached at the end, by shrinking Size parameters.</text:span></text:p>
            </text:list-item>
            <text:list-item>
              <text:p text:style-name="P18"><text:span text:style-name="T3">Now change the </text:span><text:span text:style-name="T5">BubbleUp </text:span><text:span text:style-name="T3">implementation so that it becomes a boolean returning function and </text:span><text:span text:style-name="T5">BubbleSort</text:span><text:span text:style-name="T3"> as one line function such that it keeps calling BubbleUp until no swap happens.</text:span></text:p>
            </text:list-item>
          </text:list>
        </text:list-item>
        <text:list-item>
          <text:p text:style-name="P6"><text:span text:style-name="T3">Given examples of Complexity of Best, Worst Case analysis of the above three parts.</text:span></text:p>
        </text:list-item>
        <text:list-item>
          <text:p text:style-name="P6"><text:span text:style-name="T3">Is BubbleSort Stable? A Sort is called stable if there are two values in the array which are equal that the value which comes first should come first after sorting.<text:line-break/></text:span></text:p>
        </text:list-item>
      </text:list>
      <text:list xml:id="list3643663388" text:style-name="WWNum2">
        <text:list-item>
          <text:p text:style-name="P7"><text:span text:style-name="T5">MAKE SURE YOU GIVE TWO IMPLEMENTATIONS OF THE BUBBLESORT first integers arrays and than by using vector&lt;int&gt; implementations (as we did in the class). Without vector implementation you will lose 15 points.</text:span></text:p>
        </text:list-item>
      </text:list>
      <text:p text:style-name="P21"><text:span text:style-name="T5"><text:line-break/></text:span><text:span text:style-name="T2">Question 2</text:span></text:p>
      <text:list xml:id="list1422005329" text:style-name="WWNum4">
        <text:list-item>
          <text:p text:style-name="P15"><text:span text:style-name="T5">SelectionSort </text:span><text:span text:style-name="T3">Implementation using the following in mind?</text:span></text:p>
          <text:list>
            <text:list-item>
              <text:p text:style-name="P20"><text:span text:style-name="T3">Write the </text:span><text:span text:style-name="T10">SelectMinIndexWithinRange </text:span><text:span text:style-name="T3">function as described and discussed in class.</text:span></text:p>
            </text:list-item>
            <text:list-item>
              <text:p text:style-name="P20"><text:span text:style-name="T3">Analyse its Time Complexity analysis</text:span></text:p>
            </text:list-item>
            <text:list-item>
              <text:p text:style-name="P20"><text:span text:style-name="T10">SelectionSort </text:span><text:span text:style-name="T9">using </text:span><text:span text:style-name="T10">SelectMinIndexWithinRange </text:span><text:span text:style-name="T9">function</text:span></text:p>
            </text:list-item>
          </text:list>
        </text:list-item>
        <text:list-item>
          <text:p text:style-name="P8"><text:span text:style-name="T9">Is </text:span><text:span text:style-name="T10">SelectionSort </text:span><text:span text:style-name="T3">Stable? A Sort is called stable if there are two values in the array which are equal that the value which comes first should come first after sorting.</text:span></text:p>
        </text:list-item>
        <text:list-item>
          <text:p text:style-name="P8"><text:span text:style-name="T3">Where </text:span><text:span text:style-name="T9">SelectionSort </text:span><text:span text:style-name="T3">beats </text:span><text:span text:style-name="T9">BubbleSort</text:span><text:span text:style-name="T3">? And where </text:span><text:span text:style-name="T9">BubbleSorts </text:span><text:span text:style-name="T3">beat </text:span><text:span text:style-name="T9">SelectionSort</text:span><text:span text:style-name="T3">?</text:span></text:p>
        </text:list-item>
      </text:list>
      <text:p text:style-name="P22"/>
      <text:list xml:id="list2766783474" text:style-name="WWNum1">
        <text:list-item>
          <text:p text:style-name="P9"><text:span text:style-name="T5">MAKE SURE YOU GIVE TWO IMPLEMENTATIONS OF THE SELECTIONSORT first integers arrays and than by using vector&lt;int&gt; implementations (as we did in the class). Without vector implementation you will lose 15 points.</text:span></text:p>
        </text:list-item>
      </text:list>
      <text:p text:style-name="P21"><text:span text:style-name="T3"><text:line-break/></text:span><text:span text:style-name="T2">Question 3</text:span></text:p>
      <text:list xml:id="list2594795630" text:style-name="WWNum5">
        <text:list-item>
          <text:p text:style-name="P16"><text:span text:style-name="T3">Write the code of </text:span><text:span text:style-name="T10">InsertInSortedSubarray.</text:span></text:p>
          <text:list>
            <text:list-item>
              <text:list>
                <text:list-item>
                  <text:p text:style-name="P23"><text:span text:style-name="T10">InsertInSortedSubarray(int A[ ] , int ii)</text:span></text:p>
                </text:list-item>
                <text:list-item>
                  <text:p text:style-name="P23"><text:span text:style-name="T10">InsertInSortedSubarray(vector&lt;int&gt; &amp; Vs , int ii)</text:span></text:p>
                </text:list-item>
              </text:list>
            </text:list-item>
          </text:list>
        </text:list-item>
        <text:list-item>
          <text:p text:style-name="P16"><text:span text:style-name="T9">InsertionsSort using </text:span><text:span text:style-name="T10">InsertInSortedSubarray </text:span><text:span text:style-name="T9">method</text:span><text:span text:style-name="T10">.</text:span></text:p>
        </text:list-item>
        <text:list-item>
          <text:p text:style-name="P16"><text:span text:style-name="T10">Its Time Complexity Analysis</text:span></text:p>
        </text:list-item>
        <text:list-item>
          <text:p text:style-name="P10"><text:span text:style-name="T9">Is </text:span><text:span text:style-name="T10">SelectionSort </text:span><text:span text:style-name="T3">Stable? A Sort is called stable if there are two values in the array which are equal that the value which comes first should come first after sorting.</text:span></text:p>
        </text:list-item>
        <text:list-item>
          <text:p text:style-name="P16"><text:soft-page-break/><text:span text:style-name="T3">Give its Best and Worst Time Cases.</text:span></text:p>
        </text:list-item>
      </text:list>
      <text:list xml:id="list43949405807312" text:continue-list="list3643663388" text:style-name="WWNum2">
        <text:list-item>
          <text:p text:style-name="P7"><text:span text:style-name="T5">MAKE SURE YOU GIVE TWO IMPLEMENTATIONS OF THE InsertionSort first integers arrays and than by using vector&lt;int&gt; implementations (as we did in the class). Without vector implementation you will lose 15 points.</text:span></text:p>
        </text:list-item>
      </text:list>
      <text:p text:style-name="P4"><text:span text:style-name="T11"><text:s/></text:span><text:span text:style-name="T12"><text:line-break/></text:span><text:span text:style-name="T2">Question 4</text:span></text:p>
      <text:p text:style-name="P4"><text:span text:style-name="T15">Write a program that takes upto 20 integers (Capacity) …….. with -99.</text:span></text:p>
      <text:list xml:id="list4021763077" text:style-name="WWNum6">
        <text:list-item>
          <text:p text:style-name="P14"><text:span text:style-name="T4">Further your program should be able to identify the distinct elements and store it in an array named as </text:span><text:span text:style-name="T6">DistinctArray </text:span><text:span text:style-name="T4">and then using the print function it should display the </text:span><text:span text:style-name="T6">DistinctArray</text:span><text:span text:style-name="T4">. A distinct element of an array is the one which has occurred only once in an array. </text:span><text:span text:style-name="T6">Drive its time complexity?</text:span></text:p>
        </text:list-item>
        <text:list-item>
          <text:p text:style-name="P14"><text:span text:style-name="T4">Further your program should be able to identify the unique element and store it in an array named as </text:span><text:span text:style-name="T6">UniqueArray </text:span><text:span text:style-name="T4">and then using the print function it should display the </text:span><text:span text:style-name="T6">UniqueArray</text:span><text:span text:style-name="T4">. Unique elements of an array are such that if an element appears more than once then it should be printed once only.</text:span></text:p>
        </text:list-item>
        <text:list-item>
          <text:p text:style-name="P14"><text:span text:style-name="T4">Now your program should make sure that the DistinctArray should be sorted in increasing order. </text:span></text:p>
        </text:list-item>
      </text:list>
      <text:p text:style-name="P1"><text:span text:style-name="T14">_____________________________________________________________</text:span></text:p>
      <text:p text:style-name="P2"><text:span text:style-name="T18">Sample Input :</text:span></text:p>
      <text:p text:style-name="P2"><text:span text:style-name="T18">20<text:tab/>11<text:tab/>12<text:tab/>20<text:tab/>16<text:tab/>15<text:tab/>12<text:tab/>16<text:tab/>8<text:tab/>12<text:tab/>-99</text:span></text:p>
      <text:p text:style-name="P2"><text:span text:style-name="T18">Sample Output :</text:span></text:p>
      <text:p text:style-name="P2"><text:span text:style-name="T18">Distinct Elements are:<text:tab/>11<text:tab/>15<text:tab/>8<text:line-break/>Distinct Element in Sorted(Increasing order ) are:<text:tab/>8<text:tab/>11<text:tab/>15</text:span></text:p>
      <text:p text:style-name="P2"><text:span text:style-name="T18">Unique Elements are:<text:tab/><text:tab/>20<text:tab/>11<text:tab/>12<text:tab/>16<text:tab/>15<text:tab/>8</text:span></text:p>
      <text:p text:style-name="P2"><text:span text:style-name="T18">Unique Element in Sorted(Decreasing order ) are: 20<text:tab/>16<text:tab/>15<text:tab/>12<text:tab/>11<text:tab/>8</text:span></text:p>
      <text:p text:style-name="P4"><text:span text:style-name="T16">A. </text:span><text:span text:style-name="T15">Write a program that takes upto 20 integers (Capacity) …….. with -99.</text:span></text:p>
      <text:p text:style-name="P4"><text:span text:style-name="T5">Further your program should be able to sort all the even indices of array in decreasing order. </text:span></text:p>
      <text:p text:style-name="P2"><text:span text:style-name="T20">_____________________________________________________________</text:span></text:p>
      <text:p text:style-name="P2"><text:span text:style-name="T18">Sample Input :</text:span></text:p>
      <text:p text:style-name="P2"><text:span text:style-name="T18">20</text:span><text:span text:style-name="T19"><text:tab/>11<text:tab/></text:span><text:span text:style-name="T18">12</text:span><text:span text:style-name="T19"><text:tab/>16<text:tab/></text:span><text:span text:style-name="T18">16</text:span><text:span text:style-name="T19"><text:tab/>15<text:tab/></text:span><text:span text:style-name="T18">13</text:span><text:span text:style-name="T19"><text:tab/>20<text:tab/></text:span><text:span text:style-name="T18">8</text:span><text:span text:style-name="T19"><text:tab/>12<text:tab/>-99</text:span></text:p>
      <text:p text:style-name="P2"><text:span text:style-name="T18">Sample Output :</text:span></text:p>
      <text:p text:style-name="P2"><text:span text:style-name="T18">20</text:span><text:span text:style-name="T19"><text:tab/>11<text:tab/></text:span><text:span text:style-name="T18">16</text:span><text:span text:style-name="T19"><text:tab/>12<text:tab/></text:span><text:span text:style-name="T18">13</text:span><text:span text:style-name="T19"><text:tab/>15<text:tab/></text:span><text:span text:style-name="T18">12</text:span><text:span text:style-name="T19"><text:tab/>16<text:tab/></text:span><text:span text:style-name="T18">8</text:span><text:span text:style-name="T19"><text:tab/>20<text:tab/></text:span></text:p>
      <text:p text:style-name="P2"><text:span text:style-name="T20">_____________________________________________________________</text:span></text:p>
      <text:p text:style-name="P5"/>
      <text:p text:style-name="P4"><text:span text:style-name="T15">3B. Write a program that takes upto 20 integers (Capacity) …… with -99.</text:span></text:p>
      <text:p text:style-name="P4"><text:span text:style-name="T5">Further your program should be able to sort all the elements on odd indexes of an array in increasing order.</text:span></text:p>
      <text:p text:style-name="P2"><text:span text:style-name="T20">_____________________________________________________________</text:span></text:p>
      <text:p text:style-name="P2"><text:soft-page-break/><text:span text:style-name="T18">Sample Input :</text:span></text:p>
      <text:p text:style-name="P2"><text:span text:style-name="T19">20<text:tab/></text:span><text:span text:style-name="T18">11</text:span><text:span text:style-name="T19"><text:tab/>12<text:tab/></text:span><text:span text:style-name="T18">14</text:span><text:span text:style-name="T19"><text:tab/>16<text:tab/></text:span><text:span text:style-name="T18">15</text:span><text:span text:style-name="T19"><text:tab/>19<text:tab/></text:span><text:span text:style-name="T18">13</text:span><text:span text:style-name="T19"><text:tab/>18<text:tab/></text:span><text:span text:style-name="T18">17</text:span><text:span text:style-name="T19"><text:tab/>-99</text:span></text:p>
      <text:p text:style-name="P2"><text:span text:style-name="T18">Sample Output :</text:span></text:p>
      <text:p text:style-name="P2"><text:span text:style-name="T19">20<text:tab/></text:span><text:span text:style-name="T18">11</text:span><text:span text:style-name="T19"><text:tab/>12<text:tab/></text:span><text:span text:style-name="T18">13</text:span><text:span text:style-name="T19"><text:tab/>16<text:tab/></text:span><text:span text:style-name="T18">14</text:span><text:span text:style-name="T19"><text:tab/>19<text:tab/></text:span><text:span text:style-name="T18">15</text:span><text:span text:style-name="T19"><text:tab/>18<text:tab/></text:span><text:span text:style-name="T18">17</text:span><text:span text:style-name="T19"><text:tab/></text:span></text:p>
      <text:p text:style-name="P2"><text:span text:style-name="T20">_____________________________________________________________</text:span></text:p>
      <text:p text:style-name="P4"><text:span text:style-name="T15">3C. Write a program </text:span></text:p>
      <text:p text:style-name="P4"><text:span text:style-name="T3">Further your program that should merge 3A and 3B.</text:span></text:p>
      <text:p text:style-name="P5"/>
      <text:p text:style-name="P4"><text:span text:style-name="T15">4A. Write a program that takes upto 20 integers (Capacity) …… with -99.</text:span></text:p>
      <text:p text:style-name="P21"><text:span text:style-name="T5">Further your program should be able to sort all the even elements of an array in decreasing order. Note that this problem is a different problem as for each number it has to first search the next odd element and than compare and swap (if the condition for not sorted is fulfilled).</text:span></text:p>
      <text:p text:style-name="P2"><text:span text:style-name="T20">_____________________________________________________________</text:span></text:p>
      <text:p text:style-name="P2"><text:span text:style-name="T18">Sample Input :</text:span></text:p>
      <text:p text:style-name="P2"><text:span text:style-name="T18">20</text:span><text:span text:style-name="T19"><text:tab/>11<text:tab/></text:span><text:span text:style-name="T18">12</text:span><text:span text:style-name="T19"><text:tab/></text:span><text:span text:style-name="T18">14</text:span><text:span text:style-name="T19"><text:tab/></text:span><text:span text:style-name="T18">16</text:span><text:span text:style-name="T19"><text:tab/>15<text:tab/>19<text:tab/>13<text:tab/></text:span><text:span text:style-name="T18">18</text:span><text:span text:style-name="T19"><text:tab/>17<text:tab/>-99</text:span></text:p>
      <text:p text:style-name="P2"><text:span text:style-name="T18">Sample Output :</text:span></text:p>
      <text:p text:style-name="P2"><text:span text:style-name="T18">12</text:span><text:span text:style-name="T19"><text:tab/>11<text:tab/></text:span><text:span text:style-name="T18">14</text:span><text:span text:style-name="T19"><text:tab/></text:span><text:span text:style-name="T18">16</text:span><text:span text:style-name="T19"><text:tab/></text:span><text:span text:style-name="T18">18</text:span><text:span text:style-name="T19"><text:tab/>13<text:tab/>15<text:tab/>17<text:tab/></text:span><text:span text:style-name="T18">20</text:span><text:span text:style-name="T19"><text:tab/>19<text:tab/></text:span></text:p>
      <text:p text:style-name="P2"><text:span text:style-name="T20">_____________________________________________________________</text:span></text:p>
      <text:p text:style-name="P4"><text:span text:style-name="T15">4B. Write a program that takes upto 20 integers (Capacity) …… with -99.</text:span></text:p>
      <text:p text:style-name="P4"><text:span text:style-name="T5">Further your program should be able to sort all the odd elements of an array in increasing order. Note that this problem is a different problem as for each number it has to first search the next odd element and than compare and swap (if the condition for not sorted is fulfilled).</text:span></text:p>
      <text:p text:style-name="P2"><text:span text:style-name="T20">_____________________________________________________________</text:span></text:p>
      <text:p text:style-name="P2"><text:span text:style-name="T18">Sample Input :</text:span></text:p>
      <text:p text:style-name="P2"><text:span text:style-name="T19">20<text:tab/></text:span><text:span text:style-name="T18">11</text:span><text:span text:style-name="T19"><text:tab/>12<text:tab/>14<text:tab/>16<text:tab/></text:span><text:span text:style-name="T18">15</text:span><text:span text:style-name="T19"><text:tab/></text:span><text:span text:style-name="T18">19</text:span><text:span text:style-name="T19"><text:tab/></text:span><text:span text:style-name="T18">13</text:span><text:span text:style-name="T19"><text:tab/>18<text:tab/></text:span><text:span text:style-name="T18">17</text:span><text:span text:style-name="T19"><text:tab/>-99</text:span></text:p>
      <text:p text:style-name="P2"><text:span text:style-name="T18">Sample Output :</text:span></text:p>
      <text:p text:style-name="P2"><text:span text:style-name="T19">20<text:tab/></text:span><text:span text:style-name="T18">11</text:span><text:span text:style-name="T19"><text:tab/>12<text:tab/>14<text:tab/>16<text:tab/></text:span><text:span text:style-name="T18">13</text:span><text:span text:style-name="T19"><text:tab/></text:span><text:span text:style-name="T18">15</text:span><text:span text:style-name="T19"><text:tab/></text:span><text:span text:style-name="T18">17</text:span><text:span text:style-name="T19"><text:tab/>18<text:tab/></text:span><text:span text:style-name="T18">19</text:span><text:span text:style-name="T19"><text:tab/></text:span></text:p>
      <text:p text:style-name="P2"><text:span text:style-name="T20">_____________________________________________________________</text:span></text:p>
      <text:p text:style-name="P4"><text:span text:style-name="T15">4C. Write a program that takes upto 20 integers (Capacity) …… with -99.</text:span></text:p>
      <text:p text:style-name="P21"><text:span text:style-name="T22"><text:s/></text:span><text:span text:style-name="T23"><text:line-break/></text:span><text:span text:style-name="T2">Question 5</text:span></text:p>
      <text:list xml:id="list809370946" text:style-name="WWNum8">
        <text:list-item>
          <text:p text:style-name="P11"><text:soft-page-break/><text:span text:style-name="T3">Implement the class </text:span><text:span text:style-name="T5">MyStack </text:span><text:span text:style-name="T3">which we implemented in the class</text:span><text:span text:style-name="T5">. </text:span></text:p>
          <text:list>
            <text:list-item>
              <text:p text:style-name="P19"><text:span text:style-name="T5">Using Static/Fixed size implementation</text:span></text:p>
            </text:list-item>
            <text:list-item>
              <text:p text:style-name="P19"><text:span text:style-name="T5">Using Dynamic Arrays(Vector) composition inside Stack class</text:span></text:p>
            </text:list-item>
          </text:list>
        </text:list-item>
      </text:list>
      <text:p text:style-name="P4"><text:span text:style-name="T5">Applications:<text:tab/>Using Stack Solve the BalancedParenthesis problem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219270105" text:style-name="WWNum7">
              <text:list-item>
                <text:p text:style-name="P12"><text:span text:style-name="T5">With only () types of parenthesis</text:span></text:p>
              </text:list-item>
            </text:list>
            <text:p text:style-name="P21"><text:span text:style-name="T5">5<text:line-break/>()()()()()<text:line-break/>()()()()()())<text:line-break/>((((())))))<text:line-break/>()()()()()())<text:line-break/>((((()()()()()())<text:line-break/>1. Using only maintaining count</text:span></text:p>
            <text:p text:style-name="P21"><text:span text:style-name="T5">2. Using Stack</text:span></text:p>
          </table:table-cell>
          <table:table-cell table:style-name="Table1.A1" office:value-type="string">
            <text:list xml:id="list43948898602283" text:continue-numbering="true" text:style-name="WWNum7">
              <text:list-item>
                <text:p text:style-name="P12"><text:span text:style-name="T5">With all {} () [] types of parenthesis</text:span></text:p>
              </text:list-item>
            </text:list>
            <text:p text:style-name="P21"><text:span text:style-name="T5">5<text:line-break/>{ ( ) } [ ]<text:line-break/>{ (() } [ ]<text:line-break/>{ ( ) } [ ]{ ( ) } [ ]</text:span></text:p>
            <text:p text:style-name="P21"><text:span text:style-name="T5">{ (() } [ ] { ( ) } [ ]{ ( ) } [ ]</text:span></text:p>
            <text:p text:style-name="P21"><text:span text:style-name="T5">{ (() } [ ] { ( ) } [ ]{ ( ) } [ ]{ (() } [ ] { ( ) } [ ]{ ( ) } [ ]</text:span></text:p>
            <text:p text:style-name="P24"/>
          </table:table-cell>
        </table:table-row>
      </table:table>
      <text:p text:style-name="P3"/>
      <text:p text:style-name="P4"><text:span text:style-name="T2">Question 6</text:span></text:p>
      <text:list xml:id="list3659002764" text:style-name="WWNum3">
        <text:list-item>
          <text:p text:style-name="P17"><text:span text:style-name="T7">How would you design a stack which, in addition to push and pop, also has a function min/max which returns the minimum element? Push, pop and min/max should all operate in O(1) time.</text:span></text:p>
        </text:list-item>
        <text:list-item>
          <text:p text:style-name="P17"><text:span text:style-name="T8">Write a program to sort a stack in ascending order. You should not make any assump­tions about how the stack is implemented. The following are the only functions that should be used to write this program: </text:span><text:span text:style-name="T7">push | pop | peek | isEmpty.</text:span></text:p>
        </text:list-item>
        <text:list-item>
          <text:p text:style-name="P17"><text:span text:style-name="T8">Implement a </text:span><text:span text:style-name="T7">MyQueue</text:span><text:span text:style-name="T8"> class which implements a queue using two stacks.</text:span></text:p>
        </text:list-item>
      </text:list>
      <text:p text:style-name="P25"/>
      <text:p text:style-name="P4"><text:span text:style-name="T2">Question 7</text:span></text:p>
      <text:list xml:id="list4173263478" text:style-name="WWNum9">
        <text:list-item>
          <text:p text:style-name="P13"><text:span text:style-name="T7">Implement the class of Steue which is (Stack + Queue) at the same time i.e. it should have all the operations possible of Stacks and Queues, using only and only stacks as black boxes data structures (of STL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Quicksand Light" svg:font-family="'Quicksand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Quicksand Light1" svg:font-family="'Quicksand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Quicksand" fo:font-family="Quicksand" style:font-family-generic="roman" style:font-pitch="variable" fo:font-size="9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Quicksand" fo:font-family="Quicksand" style:font-family-generic="roman" style:font-pitch="variable" fo:font-size="9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Quicksand" fo:font-family="Quicksand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Quicksand Light" fo:font-family="'Quicksand Light'" style:font-family-generic="roman" style:font-pitch="variable" fo:font-size="9pt" style:text-underline-style="none"/>
    </style:style>
    <style:style style:name="ListLabel_20_29" style:display-name="ListLabel 29" style:family="text">
      <style:text-properties style:font-name="Quicksand" fo:font-family="Quicksand" style:font-family-generic="roman" style:font-pitch="variable" fo:font-size="9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Quicksand" fo:font-family="Quicksand" style:font-family-generic="roman" style:font-pitch="variable" fo:font-size="9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font-name="Quicksand Light" fo:font-family="'Quicksand Light'" style:font-family-generic="roman" style:font-pitch="variable" fo:font-size="9pt" style:text-underline-style="none" fo:font-weight="bold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Quicksand" fo:font-family="Quicksand" style:font-family-generic="roman" style:font-pitch="variable" fo:font-size="9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Quicksand" fo:font-family="Quicksand" style:font-family-generic="roman" style:font-pitch="variable" fo:font-size="9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9pt" style:text-underline-style="none"/>
    </style:style>
    <style:style style:name="ListLabel_20_65" style:display-name="ListLabel 65" style:family="text">
      <style:text-properties style:font-name="Quicksand" fo:font-family="Quicksand" style:font-family-generic="roman" style:font-pitch="variable" fo:font-size="9pt" style:text-underline-style="none" fo:font-weight="bold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Quicksand" fo:font-family="Quicksand" style:font-family-generic="roman" style:font-pitch="variable" fo:font-size="10pt"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Quicksand Light" fo:font-family="'Quicksand Light'" style:font-family-generic="roman" style:font-pitch="variable" fo:font-size="9pt" style:text-underline-style="none"/>
    </style:style>
    <style:style style:name="ListLabel_20_83" style:display-name="ListLabel 83" style:family="text">
      <style:text-properties style:font-name="Quicksand Light" fo:font-family="'Quicksand Light'" style:font-family-generic="roman" style:font-pitch="variable" fo:font-size="9pt"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252in" fo:margin-bottom="0.1874in" fo:margin-left="0.5in" fo:margin-right="0.5in" style:writing-mode="lr-tb" style:layout-grid-color="#c0c0c0" style:layout-grid-lines="27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91" meta:word-count="1183" meta:character-count="6833" meta:non-whitespace-character-count="5759"/>
    <meta:generator>LibreOfficeDev/6.0.5.2$Linux_X86_64 LibreOffice_project/</meta:generator>
  </office:meta>
</office:document-meta>
</file>